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color="#999999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14pt E-stem width</text:p>
          </table:table-cell>
          <table:table-cell/>
          <table:table-cell office:value-type="string" calcext:value-type="string">
            <text:p>blackness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5pt E-stem width</text:p>
          </table:table-cell>
          <table:table-cell/>
          <table:table-cell office:value-type="string" calcext:value-type="string">
            <text:p>adjusted width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60pt E-stem width</text:p>
          </table:table-cell>
          <table:table-cell/>
          <table:table-cell office:value-type="string" calcext:value-type="string">
            <text:p>adjusted width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office:value-type="string" calcext:value-type="string">
            <text:p>hairline</text:p>
          </table:table-cell>
          <table:table-cell office:value-type="float" office:value="24" calcext:value-type="float">
            <text:p>24</text:p>
          </table:table-cell>
          <table:table-cell table:formula="of:=[.B2]*[.B$5]+[.B$2]*(1-[.B$5])" office:value-type="float" office:value="24" calcext:value-type="float">
            <text:p>24</text:p>
          </table:table-cell>
          <table:table-cell table:formula="of:=LOG([.C2])" office:value-type="float" office:value="1.38021124171161" calcext:value-type="float">
            <text:p>1.3802112417</text:p>
          </table:table-cell>
          <table:table-cell/>
          <table:table-cell office:value-type="string" calcext:value-type="string">
            <text:p>hairline</text:p>
          </table:table-cell>
          <table:table-cell office:value-type="float" office:value="55" calcext:value-type="float">
            <text:p>55</text:p>
          </table:table-cell>
          <table:table-cell table:formula="of:=[.G2]*[.G$5]+[.G$2]*(1-[.G$5])" office:value-type="float" office:value="55" calcext:value-type="float">
            <text:p>55</text:p>
          </table:table-cell>
          <table:table-cell table:formula="of:=LOG([.H2])" office:value-type="float" office:value="1.74036268949424" calcext:value-type="float">
            <text:p>1.7403626895</text:p>
          </table:table-cell>
          <table:table-cell/>
          <table:table-cell office:value-type="string" calcext:value-type="string">
            <text:p>hairline</text:p>
          </table:table-cell>
          <table:table-cell office:value-type="float" office:value="13" calcext:value-type="float">
            <text:p>13</text:p>
          </table:table-cell>
          <table:table-cell table:formula="of:=[.L2]*[.L$5]+[.L$2]*(1-[.L$5])" office:value-type="float" office:value="13" calcext:value-type="float">
            <text:p>13</text:p>
          </table:table-cell>
          <table:table-cell table:formula="of:=LOG([.M2])" office:value-type="float" office:value="1.11394335230684" calcext:value-type="float">
            <text:p>1.1139433523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85" calcext:value-type="float">
            <text:p>85</text:p>
          </table:table-cell>
          <table:table-cell table:formula="of:=[.B3]*[.B$5]+[.B$2]*(1-[.B$5])" office:value-type="float" office:value="72.8" calcext:value-type="float">
            <text:p>72.8</text:p>
          </table:table-cell>
          <table:table-cell table:formula="of:=LOG([.C3])" office:value-type="float" office:value="1.86213137931304" calcext:value-type="float">
            <text:p>1.8621313793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12" calcext:value-type="float">
            <text:p>112</text:p>
          </table:table-cell>
          <table:table-cell table:formula="of:=[.G3]*[.G$5]+[.G$2]*(1-[.G$5])" office:value-type="float" office:value="100.6" calcext:value-type="float">
            <text:p>100.6</text:p>
          </table:table-cell>
          <table:table-cell table:formula="of:=LOG([.H3])" office:value-type="float" office:value="2.00259798071991" calcext:value-type="float">
            <text:p>2.0025979807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83" calcext:value-type="float">
            <text:p>83</text:p>
          </table:table-cell>
          <table:table-cell table:formula="of:=[.L3]*[.L$5]+[.L$2]*(1-[.L$5])" office:value-type="float" office:value="69" calcext:value-type="float">
            <text:p>69</text:p>
          </table:table-cell>
          <table:table-cell table:formula="of:=LOG([.M3])" office:value-type="float" office:value="1.83884909073726" calcext:value-type="float">
            <text:p>1.8388490907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47" calcext:value-type="float">
            <text:p>147</text:p>
          </table:table-cell>
          <table:table-cell table:formula="of:=[.B4]*[.B$5]+[.B$2]*(1-[.B$5])" office:value-type="float" office:value="122.4" calcext:value-type="float">
            <text:p>122.4</text:p>
          </table:table-cell>
          <table:table-cell table:formula="of:=LOG([.C4])" office:value-type="float" office:value="2.08778141780954" calcext:value-type="float">
            <text:p>2.0877814178</text:p>
          </table:table-cell>
          <table:table-cell/>
          <table:table-cell office:value-type="string" calcext:value-type="string">
            <text:p>heavy</text:p>
          </table:table-cell>
          <table:table-cell office:value-type="float" office:value="167" calcext:value-type="float">
            <text:p>167</text:p>
          </table:table-cell>
          <table:table-cell table:formula="of:=[.G4]*[.G$5]+[.G$2]*(1-[.G$5])" office:value-type="float" office:value="144.6" calcext:value-type="float">
            <text:p>144.6</text:p>
          </table:table-cell>
          <table:table-cell table:formula="of:=LOG([.H4])" office:value-type="float" office:value="2.16016829295851" calcext:value-type="float">
            <text:p>2.160168293</text:p>
          </table:table-cell>
          <table:table-cell/>
          <table:table-cell office:value-type="string" calcext:value-type="string">
            <text:p>heavy</text:p>
          </table:table-cell>
          <table:table-cell office:value-type="float" office:value="152" calcext:value-type="float">
            <text:p>152</text:p>
          </table:table-cell>
          <table:table-cell table:formula="of:=[.L4]*[.L$5]+[.L$2]*(1-[.L$5])" office:value-type="float" office:value="124.2" calcext:value-type="float">
            <text:p>124.2</text:p>
          </table:table-cell>
          <table:table-cell table:formula="of:=LOG([.M4])" office:value-type="float" office:value="2.09412159584056" calcext:value-type="float">
            <text:p>2.0941215958</text:p>
          </table:table-cell>
        </table:table-row>
        <table:table-row table:style-name="ro1">
          <table:table-cell office:value-type="string" calcext:value-type="string">
            <text:p>thick/thin ratio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hick/thin ratio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office:value-type="string" calcext:value-type="string">
            <text:p>thick/thin ratio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height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office:value-type="string" calcext:value-type="string">
            <text:p>H-height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office:value-type="string" calcext:value-type="string">
            <text:p>H-height</text:p>
          </table:table-cell>
          <table:table-cell office:value-type="float" office:value="681" calcext:value-type="float">
            <text:p>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height</text:p>
          </table:table-cell>
          <table:table-cell office:value-type="float" office:value="399" calcext:value-type="float">
            <text:p>399</text:p>
          </table:table-cell>
          <table:table-cell table:number-columns-repeated="3"/>
          <table:table-cell office:value-type="string" calcext:value-type="string">
            <text:p>X-height</text:p>
          </table:table-cell>
          <table:table-cell office:value-type="float" office:value="499" calcext:value-type="float">
            <text:p>499</text:p>
          </table:table-cell>
          <table:table-cell table:number-columns-repeated="3"/>
          <table:table-cell office:value-type="string" calcext:value-type="string">
            <text:p>X-height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Steps to heavy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8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or 14pt:</text:p>
          </table:table-cell>
          <table:table-cell table:number-columns-repeated="13"/>
        </table:table-row>
        <table:table-row table:style-name="ro1">
          <table:table-cell office:value-type="float" office:value="2.7" calcext:value-type="float">
            <text:p>2.7</text:p>
          </table:table-cell>
          <table:table-cell/>
          <table:table-cell table:formula="of:=POWER(10; [.$D$3]+([.$D$4]-[.$D$3])/[.$A16]*[.C$11])" office:value-type="float" office:value="40.8704212805142" calcext:value-type="float">
            <text:p>40.8704212805</text:p>
          </table:table-cell>
          <table:table-cell table:formula="of:=POWER(10; [.$D$3]+([.$D$4]-[.$D$3])/[.$A16]*[.D$11])" office:value-type="float" office:value="49.5431028484784" calcext:value-type="float">
            <text:p>49.5431028485</text:p>
          </table:table-cell>
          <table:table-cell table:formula="of:=POWER(10; [.$D$3]+([.$D$4]-[.$D$3])/[.$A16]*[.E$11])" office:value-type="float" office:value="60.0561228133254" calcext:value-type="float">
            <text:p>60.0561228133</text:p>
          </table:table-cell>
          <table:table-cell table:formula="of:=POWER(10; [.$D$3]+([.$D$4]-[.$D$3])/[.$A16]*[.F$11])" office:value-type="float" office:value="72.8" calcext:value-type="float">
            <text:p>72.8</text:p>
          </table:table-cell>
          <table:table-cell table:formula="of:=POWER(10; [.$D$3]+([.$D$4]-[.$D$3])/[.$A16]*[.G$11])" office:value-type="float" office:value="88.2481211195347" calcext:value-type="float">
            <text:p>88.2481211195</text:p>
          </table:table-cell>
          <table:table-cell table:formula="of:=POWER(10; [.$D$3]+([.$D$4]-[.$D$3])/[.$A16]*[.H$11])" office:value-type="float" office:value="106.974325290221" calcext:value-type="float">
            <text:p>106.9743252902</text:p>
          </table:table-cell>
          <table:table-cell table:formula="of:=POWER(10; [.$D$3]+([.$D$4]-[.$D$3])/[.$A16]*[.I$11])" office:value-type="float" office:value="129.674219984779" calcext:value-type="float">
            <text:p>129.6742199848</text:p>
          </table:table-cell>
          <table:table-cell table:formula="of:=POWER(10; [.$D$3]+([.$D$4]-[.$D$3])/[.$A16]*[.J$11])" office:value-type="float" office:value="157.191020210137" calcext:value-type="float">
            <text:p>157.19102021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hairline</text:p>
          </table:table-cell>
          <table:table-cell table:style-name="ce1" table:formula="of:=([.C16]-[.$C$3])/([.$C$2]-[.$C$3])" office:value-type="percentage" office:value="0.654294645891103" calcext:value-type="percentage">
            <text:p>65.43%</text:p>
          </table:table-cell>
          <table:table-cell table:style-name="ce1" table:formula="of:=([.D16]-[.$C$3])/([.$C$2]-[.$C$3])" office:value-type="percentage" office:value="0.476575761301672" calcext:value-type="percentage">
            <text:p>47.66%</text:p>
          </table:table-cell>
          <table:table-cell table:style-name="ce1" table:formula="of:=([.E16]-[.$C$3])/([.$C$2]-[.$C$3])" office:value-type="percentage" office:value="0.261145024317102" calcext:value-type="percentage">
            <text:p>26.11%</text:p>
          </table:table-cell>
          <table:table-cell table:style-name="ce1" table:formula="of:=([.F16]-[.$C$3])/([.$C$2]-[.$C$3])" office:value-type="percentage" office:value="-0" calcext:value-type="percentage">
            <text:p>0.00%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1" table:formula="of:=([.F$16]-[.$C$3])/([.$C$4]-[.$C$3])" office:value-type="percentage" office:value="0" calcext:value-type="percentage">
            <text:p>0.00%</text:p>
          </table:table-cell>
          <table:table-cell table:style-name="ce1" table:formula="of:=([.G$16]-[.$C$3])/([.$C$4]-[.$C$3])" office:value-type="percentage" office:value="0.311454054829329" calcext:value-type="percentage">
            <text:p>31.15%</text:p>
          </table:table-cell>
          <table:table-cell table:style-name="ce1" table:formula="of:=([.H$16]-[.$C$3])/([.$C$4]-[.$C$3])" office:value-type="percentage" office:value="0.688998493754451" calcext:value-type="percentage">
            <text:p>68.90%</text:p>
          </table:table-cell>
          <table:table-cell table:style-name="ce1" table:formula="of:=([.I$16]-[.$C$3])/([.$C$4]-[.$C$3])" office:value-type="percentage" office:value="1.14665766098345" calcext:value-type="percentage">
            <text:p>114.67%</text:p>
          </table:table-cell>
          <table:table-cell table:style-name="ce1" table:formula="of:=([.J$16]-[.$C$3])/([.$C$4]-[.$C$3])" office:value-type="percentage" office:value="1.70143185907535" calcext:value-type="percentage">
            <text:p>170.14%</text:p>
          </table:table-cell>
          <table:table-cell office:value-type="string" calcext:value-type="string">
            <text:p>to fa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ultra-light</text:p>
          </table:table-cell>
          <table:table-cell office:value-type="string" calcext:value-type="string">
            <text:p>extra-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semibold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heavy</text:p>
          </table:table-cell>
          <table:table-cell table:style-name="ce2" office:value-type="string" calcext:value-type="string">
            <text:p>black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or 5pt:</text:p>
          </table:table-cell>
          <table:table-cell table:number-columns-repeated="13"/>
        </table:table-row>
        <table:table-row table:style-name="ro1">
          <table:table-cell office:value-type="float" office:value="2.7" calcext:value-type="float">
            <text:p>2.7</text:p>
          </table:table-cell>
          <table:table-cell/>
          <table:table-cell table:formula="of:=[.C$16]*[.$M$22]" office:value-type="float" office:value="47.0009844725913" calcext:value-type="float">
            <text:p>47.0009844726</text:p>
          </table:table-cell>
          <table:table-cell table:formula="of:=[.D$16]*[.$M$22]" office:value-type="float" office:value="56.9745682757502" calcext:value-type="float">
            <text:p>56.9745682758</text:p>
          </table:table-cell>
          <table:table-cell table:formula="of:=[.E$16]*[.$M$22]" office:value-type="float" office:value="69.0645412353242" calcext:value-type="float">
            <text:p>69.0645412353</text:p>
          </table:table-cell>
          <table:table-cell table:formula="of:=[.F$16]*[.$M$22]" office:value-type="float" office:value="83.72" calcext:value-type="float">
            <text:p>83.72</text:p>
          </table:table-cell>
          <table:table-cell table:formula="of:=[.G$16]*[.$M$22]" office:value-type="float" office:value="101.485339287465" calcext:value-type="float">
            <text:p>101.4853392875</text:p>
          </table:table-cell>
          <table:table-cell table:formula="of:=[.H$16]*[.$M$22]" office:value-type="float" office:value="123.020474083754" calcext:value-type="float">
            <text:p>123.0204740838</text:p>
          </table:table-cell>
          <table:table-cell table:formula="of:=[.I$16]*[.$M$22]" office:value-type="float" office:value="149.125352982496" calcext:value-type="float">
            <text:p>149.1253529825</text:p>
          </table:table-cell>
          <table:table-cell table:formula="of:=[.J$16]*[.$M$22]" office:value-type="float" office:value="180.769673241658" calcext:value-type="float">
            <text:p>180.7696732417</text:p>
          </table:table-cell>
          <table:table-cell/>
          <table:table-cell office:value-type="string" calcext:value-type="string">
            <text:p>weight facto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 hairline</text:p>
          </table:table-cell>
          <table:table-cell table:style-name="ce1" table:formula="of:=([.C22]-[.$H$3])/([.$H$2]-[.$H$3])" office:value-type="percentage" office:value="1.17541700718002" calcext:value-type="percentage">
            <text:p>117.54%</text:p>
          </table:table-cell>
          <table:table-cell table:style-name="ce1" table:formula="of:=([.D22]-[.$H$3])/([.$H$2]-[.$H$3])" office:value-type="percentage" office:value="0.956698064128286" calcext:value-type="percentage">
            <text:p>95.67%</text:p>
          </table:table-cell>
          <table:table-cell table:style-name="ce1" table:formula="of:=([.E22]-[.$H$3])/([.$H$2]-[.$H$3])" office:value-type="percentage" office:value="0.691567078172715" calcext:value-type="percentage">
            <text:p>69.16%</text:p>
          </table:table-cell>
          <table:table-cell table:style-name="ce1" table:formula="of:=([.F22]-[.$H$3])/([.$H$2]-[.$H$3])" office:value-type="percentage" office:value="0.370175438596492" calcext:value-type="percentage">
            <text:p>37.02%</text:p>
          </table:table-cell>
          <table:table-cell table:style-name="ce1" table:formula="of:=([.G22]-[.$H$3])/([.$H$2]-[.$H$3])" office:value-type="percentage" office:value="-0.0194153352514242" calcext:value-type="percentage">
            <text:p>-1.94%</text:p>
          </table:table-cell>
          <table:table-cell table:style-name="ce1" table:formula="of:=([.H22]-[.$H$3])/([.$H$2]-[.$H$3])" office:value-type="percentage" office:value="-0.491677063240217" calcext:value-type="percentage">
            <text:p>-49.17%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1" table:formula="of:=([.F$22]-[.$H$3])/([.$H$4]-[.$H$3])" office:value-type="percentage" office:value="-0.383636363636365" calcext:value-type="percentage">
            <text:p>-38.36%</text:p>
          </table:table-cell>
          <table:table-cell table:style-name="ce1" table:formula="of:=([.G$22]-[.$H$3])/([.$H$4]-[.$H$3])" office:value-type="percentage" office:value="0.0201213474423851" calcext:value-type="percentage">
            <text:p>2.01%</text:p>
          </table:table-cell>
          <table:table-cell table:style-name="ce1" table:formula="of:=([.H$22]-[.$H$3])/([.$H$4]-[.$H$3])" office:value-type="percentage" office:value="0.509556229176225" calcext:value-type="percentage">
            <text:p>50.96%</text:p>
          </table:table-cell>
          <table:table-cell table:style-name="ce1" table:formula="of:=([.I$22]-[.$H$3])/([.$H$4]-[.$H$3])" office:value-type="percentage" office:value="1.10284893142036" calcext:value-type="percentage">
            <text:p>110.28%</text:p>
          </table:table-cell>
          <table:table-cell table:style-name="ce1" table:formula="of:=([.J$22]-[.$H$3])/([.$H$4]-[.$H$3])" office:value-type="percentage" office:value="1.82203802821949" calcext:value-type="percentage">
            <text:p>182.20%</text:p>
          </table:table-cell>
          <table:table-cell office:value-type="string" calcext:value-type="string">
            <text:p>to fa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ultra-light</text:p>
          </table:table-cell>
          <table:table-cell office:value-type="string" calcext:value-type="string">
            <text:p>extra-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semibold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heavy</text:p>
          </table:table-cell>
          <table:table-cell table:style-name="ce2" office:value-type="string" calcext:value-type="string">
            <text:p>black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or 60pt:</text:p>
          </table:table-cell>
          <table:table-cell table:number-columns-repeated="13"/>
        </table:table-row>
        <table:table-row table:style-name="ro1">
          <table:table-cell office:value-type="float" office:value="2.7" calcext:value-type="float">
            <text:p>2.7</text:p>
          </table:table-cell>
          <table:table-cell/>
          <table:table-cell table:formula="of:=[.C$16]*[.$M$28]" office:value-type="float" office:value="38.7451593739275" calcext:value-type="float">
            <text:p>38.7451593739</text:p>
          </table:table-cell>
          <table:table-cell table:formula="of:=[.D$16]*[.$M$28]" office:value-type="float" office:value="46.9668615003575" calcext:value-type="float">
            <text:p>46.9668615004</text:p>
          </table:table-cell>
          <table:table-cell table:formula="of:=[.E$16]*[.$M$28]" office:value-type="float" office:value="56.9332044270325" calcext:value-type="float">
            <text:p>56.933204427</text:p>
          </table:table-cell>
          <table:table-cell table:formula="of:=[.F$16]*[.$M$28]" office:value-type="float" office:value="69.0144" calcext:value-type="float">
            <text:p>69.0144</text:p>
          </table:table-cell>
          <table:table-cell table:formula="of:=[.G$16]*[.$M$28]" office:value-type="float" office:value="83.659218821319" calcext:value-type="float">
            <text:p>83.6592188213</text:p>
          </table:table-cell>
          <table:table-cell table:formula="of:=[.H$16]*[.$M$28]" office:value-type="float" office:value="101.411660375129" calcext:value-type="float">
            <text:p>101.4116603751</text:p>
          </table:table-cell>
          <table:table-cell table:formula="of:=[.I$16]*[.$M$28]" office:value-type="float" office:value="122.931160545571" calcext:value-type="float">
            <text:p>122.9311605456</text:p>
          </table:table-cell>
          <table:table-cell table:formula="of:=[.J$16]*[.$M$28]" office:value-type="float" office:value="149.01708715921" calcext:value-type="float">
            <text:p>149.0170871592</text:p>
          </table:table-cell>
          <table:table-cell/>
          <table:table-cell office:value-type="string" calcext:value-type="string">
            <text:p>weight factor</text:p>
          </table:table-cell>
          <table:table-cell office:value-type="float" office:value="0.948" calcext:value-type="float">
            <text:p>0.9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 hairline</text:p>
          </table:table-cell>
          <table:table-cell table:style-name="ce1" table:formula="of:=([.C28]-[.$M$3])/([.$M$2]-[.$M$3])" office:value-type="percentage" office:value="0.540265011179867" calcext:value-type="percentage">
            <text:p>54.03%</text:p>
          </table:table-cell>
          <table:table-cell table:style-name="ce1" table:formula="of:=([.D28]-[.$M$3])/([.$M$2]-[.$M$3])" office:value-type="percentage" office:value="0.39344890177933" calcext:value-type="percentage">
            <text:p>39.34%</text:p>
          </table:table-cell>
          <table:table-cell table:style-name="ce1" table:formula="of:=([.E28]-[.$M$3])/([.$M$2]-[.$M$3])" office:value-type="percentage" office:value="0.21547849237442" calcext:value-type="percentage">
            <text:p>21.55%</text:p>
          </table:table-cell>
          <table:table-cell table:style-name="ce1" table:formula="of:=([.F28]-[.$M$3])/([.$M$2]-[.$M$3])" office:value-type="percentage" office:value="-0.000257142857142512" calcext:value-type="percentage">
            <text:p>-0.03%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1" table:formula="of:=([.F$28]-[.$M$3])/([.$M$4]-[.$M$3])" office:value-type="percentage" office:value="0.000260869565217041" calcext:value-type="percentage">
            <text:p>0.03%</text:p>
          </table:table-cell>
          <table:table-cell table:style-name="ce1" table:formula="of:=([.G$28]-[.$M$3])/([.$M$4]-[.$M$3])" office:value-type="percentage" office:value="0.265565558357227" calcext:value-type="percentage">
            <text:p>26.56%</text:p>
          </table:table-cell>
          <table:table-cell table:style-name="ce1" table:formula="of:=([.H$28]-[.$M$3])/([.$M$4]-[.$M$3])" office:value-type="percentage" office:value="0.587167760419009" calcext:value-type="percentage">
            <text:p>58.72%</text:p>
          </table:table-cell>
          <table:table-cell table:style-name="ce1" table:formula="of:=([.I$28]-[.$M$3])/([.$M$4]-[.$M$3])" office:value-type="percentage" office:value="0.977013777999467" calcext:value-type="percentage">
            <text:p>97.70%</text:p>
          </table:table-cell>
          <table:table-cell table:style-name="ce1" table:formula="of:=([.J$28]-[.$M$3])/([.$M$4]-[.$M$3])" office:value-type="percentage" office:value="1.44958491230453" calcext:value-type="percentage">
            <text:p>144.96%</text:p>
          </table:table-cell>
          <table:table-cell office:value-type="string" calcext:value-type="string">
            <text:p>to fa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ultra-light</text:p>
          </table:table-cell>
          <table:table-cell office:value-type="string" calcext:value-type="string">
            <text:p>extra-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semibold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heavy</text:p>
          </table:table-cell>
          <table:table-cell table:style-name="ce2" office:value-type="string" calcext:value-type="string">
            <text:p>blac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08:58:15.9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1:18:07.881000000</meta:creation-date>
    <dc:date>2016-07-29T17:57:21.870000000</dc:date>
    <meta:editing-duration>P1DT12H12M44S</meta:editing-duration>
    <meta:editing-cycles>6</meta:editing-cycles>
    <meta:generator>LibreOffice/4.4.2.2$Windows_x86 LibreOffice_project/c4c7d32d0d49397cad38d62472b0bc8acff48dd6</meta:generator>
    <meta:document-statistic meta:table-count="1" meta:cell-count="166" meta:object-count="0"/>
  </office:meta>
</office:document-meta>
</file>